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textarea-horizontal-align="left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ffffff" fo:min-height="0cm"/>
    </style:style>
    <style:style style:name="gr7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1.1cm" svg:height="1cm" svg:x="23cm" svg:y="6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4cm" svg:y1="15.2cm" svg:x2="34.7cm" svg:y2="15.2cm">
          <text:p/>
        </draw:line>
        <draw:frame draw:style-name="gr3" draw:layer="layout" svg:width="4.1cm" svg:height="1.428cm" svg:x="29.9cm" svg:y="13.7cm">
          <draw:text-box>
            <text:p>Haskell</text:p>
          </draw:text-box>
        </draw:frame>
        <draw:frame draw:style-name="gr3" draw:layer="layout" svg:width="4.9cm" svg:height="1.428cm" svg:x="29.8cm" svg:y="15.5cm">
          <draw:text-box>
            <text:p>C language</text:p>
          </draw:text-box>
        </draw:frame>
        <draw:custom-shape draw:style-name="gr4" draw:text-style-name="P2" xml:id="id3" draw:id="id3" draw:layer="layout" svg:width="15.1cm" svg:height="6.1cm" svg:x="1.9cm" svg:y="8.5cm">
          <text:p text:style-name="P2">ethernetInitDhcp :: IO Int</text:p>
          <text:p text:style-name="P2">ethernetConnect :: CUInt -&gt; IO Int</text:p>
          <text:p text:style-name="P2">ethernetDisconnect :: IO Int</text:p>
          <text:p text:style-name="P2">ethernetGetIpAddress :: IO String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5.654cm" svg:height="2cm" svg:x="17.6cm" svg:y="19.9cm">
          <text:p text:style-name="P1">Socket_c.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9.2cm" svg:height="1.428cm" svg:x="2.8cm" svg:y="7.8cm">
          <draw:text-box>
            <text:p>EthernetInterface.hs</text:p>
          </draw:text-box>
        </draw:frame>
        <draw:custom-shape draw:style-name="gr4" draw:text-style-name="P2" draw:layer="layout" svg:width="32.7cm" svg:height="6.1cm" svg:x="1.9cm" svg:y="1.7cm">
          <text:p text:style-name="P2">tcpSocketConnection_connect :: String -&gt; Int -&gt; IO (Ptr TCPSocketConnectionT)</text:p>
          <text:p text:style-name="P2">tcpSocketConnection_send_all :: Ptr TCPSocketConnectionT -&gt; String -&gt; IO Int</text:p>
          <text:p text:style-name="P2">tcpSocketConnection_receive :: Ptr TCPSocketConnectionT -&gt; IO String</text:p>
          <text:p text:style-name="P2">tcpSocketConnection_close :: Ptr TCPSocketConnectionT -&gt; IO Int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0.3cm" svg:height="1.428cm" svg:x="2.8cm" svg:y="1cm">
          <draw:text-box>
            <text:p>TCPSocketConnection.hs</text:p>
          </draw:text-box>
        </draw:frame>
        <draw:custom-shape draw:style-name="gr5" draw:text-style-name="P1" xml:id="id4" draw:id="id4" draw:layer="layout" svg:width="10.3cm" svg:height="2cm" svg:x="4.3cm" svg:y="16.3cm">
          <text:p text:style-name="P1">EthernetInterface_c.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6.184cm" svg:height="2cm" svg:x="23.7cm" svg:y="19.9cm">
          <text:p text:style-name="P1">Endpoint_c.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11.484cm" svg:height="2cm" svg:x="17.816cm" svg:y="16.3cm">
          <text:p text:style-name="P1">TCPSocketConnection_c.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23.55cm" svg:y1="7.8cm" svg:x2="23.558cm" svg:y2="16.3cm" draw:start-shape="id1" draw:start-glue-point="2" draw:end-shape="id2" svg:d="m23550 7800c0 6337 8 2088 8 8500" svg:viewBox="0 0 9 8501">
          <text:p/>
        </draw:connector>
        <draw:connector draw:style-name="gr7" draw:text-style-name="P1" draw:layer="layout" draw:type="curve" svg:x1="9.45cm" svg:y1="14.6cm" svg:x2="9.45cm" svg:y2="16.3cm" draw:start-shape="id3" draw:start-glue-point="2" draw:end-shape="id4" draw:end-glue-point="0" svg:d="m9450 14600v1700" svg:viewBox="0 0 1 1701">
          <text:p/>
        </draw:connector>
        <draw:connector draw:style-name="gr7" draw:text-style-name="P1" draw:layer="layout" draw:type="curve" svg:x1="23.558cm" svg:y1="18.3cm" svg:x2="20.427cm" svg:y2="19.9cm" draw:start-shape="id2" draw:start-glue-point="2" draw:end-shape="id5" draw:end-glue-point="0" svg:d="m23558 18300c0 1201-3131 402-3131 1600" svg:viewBox="0 0 3132 1601">
          <text:p/>
        </draw:connector>
        <draw:connector draw:style-name="gr7" draw:text-style-name="P1" draw:layer="layout" draw:type="curve" svg:x1="23.558cm" svg:y1="18.3cm" svg:x2="26.792cm" svg:y2="19.9cm" draw:start-shape="id2" draw:start-glue-point="2" draw:end-shape="id6" svg:d="m23558 18300c0 1201 3234 402 3234 1600" svg:viewBox="0 0 3235 1601">
          <text:p/>
        </draw:connector>
        <draw:custom-shape draw:style-name="gr5" draw:text-style-name="P1" draw:layer="layout" svg:width="6.1cm" svg:height="3cm" svg:x="9.4cm" svg:y="18.9cm">
          <text:p text:style-name="P1">lwI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4cm" svg:height="3cm" svg:x="3.5cm" svg:y="18.9cm">
          <text:p text:style-name="P1">mbed-rt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5T17:24:08.945267162</dc:date>
    <dc:creator>Okabe Kiwamu</dc:creator>
    <meta:editing-duration>PT3H13M39S</meta:editing-duration>
    <meta:editing-cycles>288</meta:editing-cycles>
    <meta:generator>LibreOffice/4.1.1.2$Linux_X86_64 LibreOffice_project/410m0$Build-2</meta:generator>
    <meta:document-statistic meta:object-count="18"/>
  </office:meta>
</office:document-meta>
</file>